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39.91pt"/>
    </style:style>
    <style:style style:name="co3" style:family="table-column">
      <style:table-column-properties fo:break-before="auto" style:column-width="45.61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44.56pt"/>
    </style:style>
    <style:style style:name="co6" style:family="table-column">
      <style:table-column-properties fo:break-before="auto" style:column-width="109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11">
      <style:table-cell-properties fo:border="none"/>
    </style:style>
    <style:style style:name="ce1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Strong Scaling Benchmark</text:p>
          </table:table-cell>
          <table:covered-table-cell table:number-columns-repeated="4" table:style-name="ce2"/>
          <table:covered-table-cell table:style-name="ce12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odi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avg(time)/step (ms)</text:p>
          </table:table-cell>
          <table:table-cell table:style-name="ce2" office:value-type="string" calcext:value-type="string">
            <text:p>Speedup</text:p>
          </table:table-cell>
          <table:table-cell table:style-name="ce12" office:value-type="string" calcext:value-type="string">
            <text:p>Strong Scaling Efficiency</text:p>
          </table:table-cell>
        </table:table-row>
        <table:table-row table:style-name="ro2">
          <table:table-cell table:style-name="ce3" office:value-type="string" calcext:value-type="string">
            <text:p><text:s/>Seria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76334" calcext:value-type="float">
            <text:p>0.076334</text:p>
          </table:table-cell>
          <table:table-cell table:style-name="ce3" table:formula="of:=[.D$3]/[.D3]" office:value-type="float" office:value="1" calcext:value-type="float">
            <text:p>1</text:p>
          </table:table-cell>
          <table:table-cell table:style-name="ce13" table:formula="of:=[.E3]/[.C3]" office:value-type="percentage" office:value="1" calcext:value-type="percentage">
            <text:p>100.00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75613" calcext:value-type="float">
            <text:p>0.075613</text:p>
          </table:table-cell>
          <table:table-cell table:style-name="ce3" table:formula="of:=[.D$3]/[.D4]" office:value-type="float" office:value="1.00953539735231" calcext:value-type="float">
            <text:p>1.0095353974</text:p>
          </table:table-cell>
          <table:table-cell table:style-name="ce13" table:formula="of:=[.E4]/[.C4]" office:value-type="percentage" office:value="0.504767698676154" calcext:value-type="percentage">
            <text:p>50.48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1775" calcext:value-type="float">
            <text:p>0.081775</text:p>
          </table:table-cell>
          <table:table-cell table:style-name="ce3" table:formula="of:=[.D$3]/[.D5]" office:value-type="float" office:value="0.933463772546622" calcext:value-type="float">
            <text:p>0.9334637725</text:p>
          </table:table-cell>
          <table:table-cell table:style-name="ce13" table:formula="of:=[.E5]/[.C5]" office:value-type="percentage" office:value="0.233365943136655" calcext:value-type="percentage">
            <text:p>23.34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1031" calcext:value-type="float">
            <text:p>0.11031</text:p>
          </table:table-cell>
          <table:table-cell table:style-name="ce3" table:formula="of:=[.D$3]/[.D6]" office:value-type="float" office:value="0.691995286012148" calcext:value-type="float">
            <text:p>0.691995286</text:p>
          </table:table-cell>
          <table:table-cell table:style-name="ce13" table:formula="of:=[.E6]/[.C6]" office:value-type="percentage" office:value="0.0864994107515184" calcext:value-type="percentage">
            <text:p>8.65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174452" calcext:value-type="float">
            <text:p>2.174452</text:p>
          </table:table-cell>
          <table:table-cell table:style-name="ce3" table:formula="of:=[.D$3]/[.D7]" office:value-type="float" office:value="0.0351049367840725" calcext:value-type="float">
            <text:p>0.0351049368</text:p>
          </table:table-cell>
          <table:table-cell table:style-name="ce13" table:formula="of:=[.E7]/[.C7]" office:value-type="percentage" office:value="0.00219405854900453" calcext:value-type="percentage">
            <text:p>0.22%</text:p>
          </table:table-cell>
        </table:table-row>
        <table:table-row table:style-name="ro2">
          <table:table-cell table:style-name="ce3" office:value-type="string" calcext:value-type="string">
            <text:p><text:s/>Seria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276161" calcext:value-type="float">
            <text:p>7.276161</text:p>
          </table:table-cell>
          <table:table-cell table:style-name="ce3" table:formula="of:=[.D$8]/[.D8]" office:value-type="float" office:value="1" calcext:value-type="float">
            <text:p>1</text:p>
          </table:table-cell>
          <table:table-cell table:style-name="ce13" table:formula="of:=[.E8]/[.C8]" office:value-type="percentage" office:value="1" calcext:value-type="percentage">
            <text:p>100.00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44702" calcext:value-type="float">
            <text:p>4.244702</text:p>
          </table:table-cell>
          <table:table-cell table:style-name="ce3" table:formula="of:=[.D$8]/[.D9]" office:value-type="float" office:value="1.71417475243256" calcext:value-type="float">
            <text:p>1.7141747524</text:p>
          </table:table-cell>
          <table:table-cell table:style-name="ce13" table:formula="of:=[.E9]/[.C9]" office:value-type="percentage" office:value="0.857087376216281" calcext:value-type="percentage">
            <text:p>85.71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294433" calcext:value-type="float">
            <text:p>2.294433</text:p>
          </table:table-cell>
          <table:table-cell table:style-name="ce3" table:formula="of:=[.D$8]/[.D10]" office:value-type="float" office:value="3.17122400174684" calcext:value-type="float">
            <text:p>3.1712240017</text:p>
          </table:table-cell>
          <table:table-cell table:style-name="ce13" table:formula="of:=[.E10]/[.C10]" office:value-type="percentage" office:value="0.792806000436709" calcext:value-type="percentage">
            <text:p>79.28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609559" calcext:value-type="float">
            <text:p>1.609559</text:p>
          </table:table-cell>
          <table:table-cell table:style-name="ce3" table:formula="of:=[.D$8]/[.D11]" office:value-type="float" office:value="4.52059290774678" calcext:value-type="float">
            <text:p>4.5205929077</text:p>
          </table:table-cell>
          <table:table-cell table:style-name="ce13" table:formula="of:=[.E11]/[.C11]" office:value-type="percentage" office:value="0.565074113468348" calcext:value-type="percentage">
            <text:p>56.51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757233" calcext:value-type="float">
            <text:p>3.757233</text:p>
          </table:table-cell>
          <table:table-cell table:style-name="ce3" table:formula="of:=[.D$8]/[.D12]" office:value-type="float" office:value="1.93657433542184" calcext:value-type="float">
            <text:p>1.9365743354</text:p>
          </table:table-cell>
          <table:table-cell table:style-name="ce13" table:formula="of:=[.E12]/[.C12]" office:value-type="percentage" office:value="0.121035895963865" calcext:value-type="percentage">
            <text:p>12.10%</text:p>
          </table:table-cell>
        </table:table-row>
        <table:table-row table:style-name="ro2">
          <table:table-cell table:style-name="ce3" office:value-type="string" calcext:value-type="string">
            <text:p><text:s/>Serial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7.079904" calcext:value-type="float">
            <text:p>727.079904</text:p>
          </table:table-cell>
          <table:table-cell table:style-name="ce3" table:formula="of:=[.D$13]/[.D13]" office:value-type="float" office:value="1" calcext:value-type="float">
            <text:p>1</text:p>
          </table:table-cell>
          <table:table-cell table:style-name="ce13" table:formula="of:=[.E13]/[.C13]" office:value-type="percentage" office:value="1" calcext:value-type="percentage">
            <text:p>100.00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7.63911" calcext:value-type="float">
            <text:p>367.63911</text:p>
          </table:table-cell>
          <table:table-cell table:style-name="ce3" table:formula="of:=[.D$13]/[.D14]" office:value-type="float" office:value="1.97770009833829" calcext:value-type="float">
            <text:p>1.9777000983</text:p>
          </table:table-cell>
          <table:table-cell table:style-name="ce13" table:formula="of:=[.E14]/[.C14]" office:value-type="percentage" office:value="0.988850049169143" calcext:value-type="percentage">
            <text:p>98.89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.098813" calcext:value-type="float">
            <text:p>184.098813</text:p>
          </table:table-cell>
          <table:table-cell table:style-name="ce3" table:formula="of:=[.D$13]/[.D15]" office:value-type="float" office:value="3.94940028211915" calcext:value-type="float">
            <text:p>3.9494002821</text:p>
          </table:table-cell>
          <table:table-cell table:style-name="ce13" table:formula="of:=[.E15]/[.C15]" office:value-type="percentage" office:value="0.987350070529787" calcext:value-type="percentage">
            <text:p>98.74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.246404" calcext:value-type="float">
            <text:p>92.246404</text:p>
          </table:table-cell>
          <table:table-cell table:style-name="ce3" table:formula="of:=[.D$13]/[.D16]" office:value-type="float" office:value="7.88193222144464" calcext:value-type="float">
            <text:p>7.8819322214</text:p>
          </table:table-cell>
          <table:table-cell table:style-name="ce13" table:formula="of:=[.E16]/[.C16]" office:value-type="percentage" office:value="0.98524152768058" calcext:value-type="percentage">
            <text:p>98.52%</text:p>
          </table:table-cell>
        </table:table-row>
        <table:table-row table:style-name="ro2">
          <table:table-cell table:style-name="ce3" office:value-type="string" calcext:value-type="string">
            <text:p><text:s/>strong/Parallel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2.196727" calcext:value-type="float">
            <text:p>92.196727</text:p>
          </table:table-cell>
          <table:table-cell table:style-name="ce3" table:formula="of:=[.D$13]/[.D17]" office:value-type="float" office:value="7.88617912651064" calcext:value-type="float">
            <text:p>7.8861791265</text:p>
          </table:table-cell>
          <table:table-cell table:style-name="ce13" table:formula="of:=[.E17]/[.C17]" office:value-type="percentage" office:value="0.492886195406915" calcext:value-type="percentage">
            <text:p>49.29%</text:p>
          </table:table-cell>
        </table:table-row>
        <table:table-row table:style-name="ro2">
          <table:table-cell table:style-name="ce4"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6" table:number-rows-spanned="1">
            <text:p>Weak Scaling Benchmark (# of bodies increases by 2)</text:p>
          </table:table-cell>
          <table:covered-table-cell table:number-columns-repeated="4" table:style-name="ce3"/>
          <table:covered-table-cell table:style-name="ce13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odi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avg(time)/step (ms)</text:p>
          </table:table-cell>
          <table:table-cell table:style-name="ce10" office:value-type="string" calcext:value-type="string" table:number-columns-spanned="2" table:number-rows-spanned="1">
            <text:p>Weak Scaling Efficiency</text:p>
          </table:table-cell>
          <table:covered-table-cell table:style-name="ce3"/>
        </table:table-row>
        <table:table-row table:style-name="ro2">
          <table:table-cell table:style-name="ce6" office:value-type="string" calcext:value-type="string">
            <text:p>Serial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.076334" calcext:value-type="float">
            <text:p>0.076334</text:p>
          </table:table-cell>
          <table:table-cell table:style-name="ce11" table:formula="of:=[.D$21]/[.D21]" office:value-type="percentage" office:value="1" calcext:value-type="percentage" table:number-columns-spanned="2" table:number-rows-spanned="1">
            <text:p>100.00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32836" calcext:value-type="float">
            <text:p>0.232836</text:p>
          </table:table-cell>
          <table:table-cell table:style-name="ce11" table:formula="of:=[.D$21]/[.D22]" office:value-type="percentage" office:value="0.327844491401673" calcext:value-type="percentage" table:number-columns-spanned="2" table:number-rows-spanned="1">
            <text:p>32.78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26411" calcext:value-type="float">
            <text:p>0.726411</text:p>
          </table:table-cell>
          <table:table-cell table:style-name="ce11" table:formula="of:=[.D$21]/[.D23]" office:value-type="percentage" office:value="0.105083761121459" calcext:value-type="percentage" table:number-columns-spanned="2" table:number-rows-spanned="1">
            <text:p>10.51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053462" calcext:value-type="float">
            <text:p>1.053462</text:p>
          </table:table-cell>
          <table:table-cell table:style-name="ce11" table:formula="of:=[.D$21]/[.D24]" office:value-type="percentage" office:value="0.072460136198553" calcext:value-type="percentage" table:number-columns-spanned="2" table:number-rows-spanned="1">
            <text:p>7.25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.660784" calcext:value-type="float">
            <text:p>4.660784</text:p>
          </table:table-cell>
          <table:table-cell table:style-name="ce11" table:formula="of:=[.D$21]/[.D25]" office:value-type="percentage" office:value="0.0163779312664994" calcext:value-type="percentage" table:number-columns-spanned="2" table:number-rows-spanned="1">
            <text:p>1.64%</text:p>
          </table:table-cell>
          <table:covered-table-cell table:style-name="ce8"/>
        </table:table-row>
        <table:table-row table:style-name="ro2">
          <table:table-cell table:style-name="ce6" office:value-type="string" calcext:value-type="string">
            <text:p>Serial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7.276161" calcext:value-type="float">
            <text:p>7.276161</text:p>
          </table:table-cell>
          <table:table-cell table:style-name="ce11" table:formula="of:=[.D$26]/[.D26]" office:value-type="percentage" office:value="1" calcext:value-type="percentage" table:number-columns-spanned="2" table:number-rows-spanned="1">
            <text:p>100.00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.091997" calcext:value-type="float">
            <text:p>15.091997</text:p>
          </table:table-cell>
          <table:table-cell table:style-name="ce11" table:formula="of:=[.D$26]/[.D27]" office:value-type="percentage" office:value="0.482120490747513" calcext:value-type="percentage" table:number-columns-spanned="2" table:number-rows-spanned="1">
            <text:p>48.21%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.828478" calcext:value-type="float">
            <text:p>29.828478</text:p>
          </table:table-cell>
          <table:table-cell table:style-name="ce11" table:formula="of:=[.D$26]/[.D28]" office:value-type="percentage" office:value="0.243933364618872" calcext:value-type="percentage" table:number-columns-spanned="2" table:number-rows-spanned="1">
            <text:p>24.39%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.200965" calcext:value-type="float">
            <text:p>59.200965</text:p>
          </table:table-cell>
          <table:table-cell table:style-name="ce11" table:formula="of:=[.D$26]/[.D29]" office:value-type="percentage" office:value="0.122906121547174" calcext:value-type="percentage" table:number-columns-spanned="2" table:number-rows-spanned="1">
            <text:p>12.29%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office:value-type="float" office:value="16000" calcext:value-type="float">
            <text:p>160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7.635418" calcext:value-type="float">
            <text:p>217.635418</text:p>
          </table:table-cell>
          <table:table-cell table:style-name="ce11" table:formula="of:=[.D$26]/[.D30]" office:value-type="percentage" office:value="0.033432798148691" calcext:value-type="percentage" table:number-columns-spanned="2" table:number-rows-spanned="1">
            <text:p>3.34%</text:p>
          </table:table-cell>
          <table:covered-table-cell table:style-name="Default"/>
        </table:table-row>
        <table:table-row table:style-name="ro2">
          <table:table-cell table:style-name="ce7"/>
          <table:table-cell table:style-name="ce9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 table:number-columns-spanned="6" table:number-rows-spanned="1">
            <text:p>Weak Scaling Benchmark (# of bodies increases by sqrt(# of threads))</text:p>
          </table:table-cell>
          <table:covered-table-cell table:number-columns-repeated="4" table:style-name="ce3"/>
          <table:covered-table-cell table:style-name="ce13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odi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avg(time)/step (ms)</text:p>
          </table:table-cell>
          <table:table-cell table:style-name="ce10" office:value-type="string" calcext:value-type="string" table:number-columns-spanned="2" table:number-rows-spanned="1">
            <text:p>Weak Scaling Efficiency</text:p>
          </table:table-cell>
          <table:covered-table-cell table:style-name="ce3"/>
        </table:table-row>
        <table:table-row table:style-name="ro2">
          <table:table-cell table:style-name="ce6" office:value-type="string" calcext:value-type="string">
            <text:p>Serial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.076334" calcext:value-type="float">
            <text:p>0.076334</text:p>
          </table:table-cell>
          <table:table-cell table:style-name="ce11" office:value-type="percentage" office:value="1" calcext:value-type="percentage" table:number-columns-spanned="2" table:number-rows-spanned="1">
            <text:p>100.00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4]*SQRT([.C35]))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05126" calcext:value-type="float">
            <text:p>0.105126</text:p>
          </table:table-cell>
          <table:table-cell table:style-name="ce11" table:formula="of:=[.D$34]/[.D35]" office:value-type="percentage" office:value="0.726119133230599" calcext:value-type="percentage" table:number-columns-spanned="2" table:number-rows-spanned="1">
            <text:p>72.61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4]*SQRT([.C36]))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08851" calcext:value-type="float">
            <text:p>0.208851</text:p>
          </table:table-cell>
          <table:table-cell table:style-name="ce11" table:formula="of:=[.D$34]/[.D36]" office:value-type="percentage" office:value="0.365495017979325" calcext:value-type="percentage" table:number-columns-spanned="2" table:number-rows-spanned="1">
            <text:p>36.55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4]*SQRT([.C37]))" office:value-type="float" office:value="282" calcext:value-type="float">
            <text:p>2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463093" calcext:value-type="float">
            <text:p>0.463093</text:p>
          </table:table-cell>
          <table:table-cell table:style-name="ce11" table:formula="of:=[.D$34]/[.D37]" office:value-type="percentage" office:value="0.164835141105566" calcext:value-type="percentage" table:number-columns-spanned="2" table:number-rows-spanned="1">
            <text:p>16.48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4]*SQRT([.C38]))" office:value-type="float" office:value="400" calcext:value-type="float">
            <text:p>4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175723" calcext:value-type="float">
            <text:p>3.175723</text:p>
          </table:table-cell>
          <table:table-cell table:style-name="ce11" table:formula="of:=[.D$34]/[.D38]" office:value-type="percentage" office:value="0.0240367311632658" calcext:value-type="percentage" table:number-columns-spanned="2" table:number-rows-spanned="1">
            <text:p>2.40%</text:p>
          </table:table-cell>
          <table:covered-table-cell table:style-name="ce8"/>
        </table:table-row>
        <table:table-row table:style-name="ro2">
          <table:table-cell table:style-name="ce6" office:value-type="string" calcext:value-type="string">
            <text:p>Serial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7.276161" calcext:value-type="float">
            <text:p>7.276161</text:p>
          </table:table-cell>
          <table:table-cell table:style-name="ce11" table:formula="of:=[.D$39]/[.D39]" office:value-type="percentage" office:value="1" calcext:value-type="percentage" table:number-columns-spanned="2" table:number-rows-spanned="1">
            <text:p>100.00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9]*SQRT([.C40]))" office:value-type="float" office:value="1414" calcext:value-type="float">
            <text:p>14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.78771" calcext:value-type="float">
            <text:p>7.78771</text:p>
          </table:table-cell>
          <table:table-cell table:style-name="ce11" table:formula="of:=[.D$39]/[.D40]" office:value-type="percentage" office:value="0.934313296206459" calcext:value-type="percentage" table:number-columns-spanned="2" table:number-rows-spanned="1">
            <text:p>93.43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9]*SQRT([.C41]))" office:value-type="float" office:value="2000" calcext:value-type="float">
            <text:p>2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756429" calcext:value-type="float">
            <text:p>7.756429</text:p>
          </table:table-cell>
          <table:table-cell table:style-name="ce11" table:formula="of:=[.D$39]/[.D41]" office:value-type="percentage" office:value="0.938081300041553" calcext:value-type="percentage" table:number-columns-spanned="2" table:number-rows-spanned="1">
            <text:p>93.81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9]*SQRT([.C42]))" office:value-type="float" office:value="2828" calcext:value-type="float">
            <text:p>28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653985" calcext:value-type="float">
            <text:p>7.653985</text:p>
          </table:table-cell>
          <table:table-cell table:style-name="ce11" table:formula="of:=[.D$39]/[.D42]" office:value-type="percentage" office:value="0.950636955781858" calcext:value-type="percentage" table:number-columns-spanned="2" table:number-rows-spanned="1">
            <text:p>95.06%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<text:s/>weak/Parallel</text:p>
          </table:table-cell>
          <table:table-cell table:style-name="ce3" table:formula="of:=INT([.B$39]*SQRT([.C43]))" office:value-type="float" office:value="4000" calcext:value-type="float">
            <text:p>40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.242676" calcext:value-type="float">
            <text:p>17.242676</text:p>
          </table:table-cell>
          <table:table-cell table:style-name="ce11" table:formula="of:=[.D$39]/[.D43]" office:value-type="percentage" office:value="0.421985601306897" calcext:value-type="percentage" table:number-columns-spanned="2" table:number-rows-spanned="1">
            <text:p>42.20%</text:p>
          </table:table-cell>
          <table:covered-table-cell table:style-name="ce8"/>
        </table:table-row>
        <table:table-row table:style-name="ro2" table:number-rows-repeated="1048530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rong Scaling" table:style-name="ta1">
        <table:shapes>
          <draw:frame draw:z-index="0" draw:style-name="gr1" draw:text-style-name="P1" svg:width="1008pt" svg:height="509.05pt" svg:x="0pt" svg:y="0pt">
            <draw:object draw:notify-on-update-of-ranges="values.C3:values.C7 values.C3:values.C7 values.B3:values.B3 values.D3:values.D7 values.C3:values.C7 values.B8:values.B8 values.D8:values.D12 values.C3:values.C7 values.B13:values.B13 values.D13:values.D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8pt" svg:height="337.69pt" svg:x="0.03pt" svg:y="681.11pt">
            <draw:object draw:notify-on-update-of-ranges="values.C3:values.C7 values.B3:values.B3 values.F3:values.F7 values.C8:values.C12 values.B8:values.B8 values.F8:values.F12 values.C13:values.C17 values.B13:values.B13 values.F13:values.F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Weak Scaling (increasing 2 times)" table:style-name="ta1">
        <table:shapes>
          <draw:frame draw:z-index="0" draw:style-name="gr1" draw:text-style-name="P1" svg:width="1008pt" svg:height="411.11pt" svg:x="-0.4pt" svg:y="0pt">
            <draw:object draw:notify-on-update-of-ranges="values.C21:values.C25 values.B21:values.B25 values.D21:values.D25 values.C26:values.C30 values.B26:values.B30 values.D26:values.D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08pt" svg:height="649.42pt" svg:x="0pt" svg:y="682.21pt">
            <draw:object draw:notify-on-update-of-ranges="values.C21:values.C25 values.B21:values.B25 values.E21:values.E25 values.C26:values.C30 values.B26:values.B30 values.E26:values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Weak Scale (increasing sqrt(# of threads))" table:style-name="ta1">
        <table:shapes>
          <draw:frame draw:z-index="0" draw:style-name="gr1" draw:text-style-name="P1" svg:width="1008pt" svg:height="566.65pt" svg:x="1.08pt" svg:y="1.25pt">
            <draw:object draw:notify-on-update-of-ranges="values.C34:values.C38 values.B34:values.B38 values.D34:values.D38 values.C39:values.C43 values.B39:values.B43 values.D39:values.D4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08pt" svg:height="566.65pt" svg:x="1.11pt" svg:y="687.54pt">
            <draw:object draw:notify-on-update-of-ranges="values.C34:values.C38 values.B34:values.B38 values.E34:values.E38 values.C39:values.C43 values.B39:values.B43 values.E39:values.E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89pt" fo:page-height="841.69pt" style:num-format="1" style:print-orientation="landscape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8:45:39.63497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1:36:31.301811932</dc:date>
    <meta:editing-duration>PT5H52M31S</meta:editing-duration>
    <meta:editing-cycles>48</meta:editing-cycles>
    <meta:generator>LibreOffice/4.4.2.2$Linux_X86_64 LibreOffice_project/40m0$Build-2</meta:generator>
    <meta:document-statistic meta:table-count="4" meta:cell-count="20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1cm" svg:height="17.959cm" xlink:href=".." xlink:type="simple" chart:class="chart:scatter" chart:style-name="ch1">
        <chart:title svg:x="15.263cm" svg:y="0.494cm" chart:style-name="ch2">
          <text:p>Run-time vs # of threads</text:p>
        </chart:title>
        <chart:legend chart:legend-position="bottom" svg:x="14.809cm" svg:y="17.149cm" style:legend-expansion="wide" chart:style-name="ch3"/>
        <chart:plot-area chart:style-name="ch4" table:cell-range-address="values.C3:values.D7 values.B3:values.B3 values.B8:values.B8 values.D8:values.D17 values.B13:values.B13" chart:data-source-has-labels="both" svg:x="1.745cm" svg:y="1.674cm" svg:width="33.105cm" svg:height="14.112cm">
          <chartooo:coordinate-region svg:x="2.722cm" svg:y="1.888cm" svg:width="31.794cm" svg:height="13.224cm"/>
          <chart:axis chart:dimension="x" chart:name="primary-x" chart:style-name="ch5" chartooo:axis-type="auto">
            <chart:title svg:x="17.317cm" svg:y="16.146cm" chart:style-name="ch6">
              <text:p># of Threads</text:p>
            </chart:title>
            <chart:categories table:cell-range-address="values.C3:values.C7"/>
          </chart:axis>
          <chart:axis chart:dimension="y" chart:name="primary-y" chart:style-name="ch7">
            <chart:title svg:x="0.451cm" svg:y="9.846cm" chart:style-name="ch8">
              <text:p>Run-time (ms)</text:p>
            </chart:title>
            <chart:grid chart:style-name="ch9" chart:class="major"/>
          </chart:axis>
          <chart:series chart:style-name="ch10" chart:values-cell-range-address="values.D3:values.D7" chart:label-cell-address="values.B3:values.B3" chart:class="chart:scatter">
            <chart:domain table:cell-range-address="values.C3:values.C7"/>
            <chart:data-point chart:repeated="5"/>
          </chart:series>
          <chart:series chart:style-name="ch11" chart:values-cell-range-address="values.D8:values.D12" chart:label-cell-address="values.B8:values.B8" chart:class="chart:scatter">
            <chart:data-point chart:repeated="5"/>
          </chart:series>
          <chart:series chart:style-name="ch12" chart:values-cell-range-address="values.D13:values.D17" chart:label-cell-address="values.B13:values.B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</text:p>
                <draw:g>
                  <svg:desc>values.B3:values.B3</svg:desc>
                </draw:g>
              </table:table-cell>
              <table:table-cell office:value-type="string">
                <text:p>1000</text:p>
                <draw:g>
                  <svg:desc>values.B8:values.B8</svg:desc>
                </draw:g>
              </table:table-cell>
              <table:table-cell office:value-type="string">
                <text:p>10000</text:p>
                <draw:g>
                  <svg:desc>values.B13:values.B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values.C3:values.C7</svg:desc>
                </draw:g>
              </table:table-cell>
              <table:table-cell office:value-type="float" office:value="1">
                <text:p>1</text:p>
                <draw:g>
                  <svg:desc>values.C3:values.C7</svg:desc>
                </draw:g>
              </table:table-cell>
              <table:table-cell office:value-type="float" office:value="0.076334">
                <text:p>0.076334</text:p>
                <draw:g>
                  <svg:desc>values.D3:values.D7</svg:desc>
                </draw:g>
              </table:table-cell>
              <table:table-cell office:value-type="float" office:value="7.276161">
                <text:p>7.276161</text:p>
                <draw:g>
                  <svg:desc>values.D8:values.D12</svg:desc>
                </draw:g>
              </table:table-cell>
              <table:table-cell office:value-type="float" office:value="727.079904">
                <text:p>727.079904</text:p>
                <draw:g>
                  <svg:desc>values.D13:values.D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75613">
                <text:p>0.075613</text:p>
              </table:table-cell>
              <table:table-cell office:value-type="float" office:value="4.244702">
                <text:p>4.244702</text:p>
              </table:table-cell>
              <table:table-cell office:value-type="float" office:value="367.63911">
                <text:p>367.639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81775">
                <text:p>0.081775</text:p>
              </table:table-cell>
              <table:table-cell office:value-type="float" office:value="2.294433">
                <text:p>2.294433</text:p>
              </table:table-cell>
              <table:table-cell office:value-type="float" office:value="184.098813">
                <text:p>184.0988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1031">
                <text:p>0.11031</text:p>
              </table:table-cell>
              <table:table-cell office:value-type="float" office:value="1.609559">
                <text:p>1.609559</text:p>
              </table:table-cell>
              <table:table-cell office:value-type="float" office:value="92.246404">
                <text:p>92.246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.174452">
                <text:p>2.174452</text:p>
              </table:table-cell>
              <table:table-cell office:value-type="float" office:value="3.757233">
                <text:p>3.757233</text:p>
              </table:table-cell>
              <table:table-cell office:value-type="float" office:value="92.196727">
                <text:p>92.196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1cm" svg:height="11.914cm" xlink:href=".." xlink:type="simple" chart:class="chart:scatter" chart:style-name="ch1">
        <chart:title svg:x="13.66cm" svg:y="0.373cm" chart:style-name="ch2">
          <text:p>Strong Scaling Efficiency vs # of Threads</text:p>
        </chart:title>
        <chart:legend chart:legend-position="bottom" svg:x="14.809cm" svg:y="11.104cm" style:legend-expansion="wide" chart:style-name="ch3"/>
        <chart:plot-area chart:style-name="ch4" table:cell-range-address="values.C3:values.C7 values.B3:values.B3 values.F3:values.F17 values.B8:values.B8 values.B13:values.B13" chart:data-source-has-labels="row" svg:x="1.745cm" svg:y="1.432cm" svg:width="33.105cm" svg:height="8.43cm">
          <chartooo:coordinate-region svg:x="3.266cm" svg:y="1.646cm" svg:width="31.159cm" svg:height="7.542cm"/>
          <chart:axis chart:dimension="x" chart:name="primary-x" chart:style-name="ch5">
            <chart:title svg:x="17.317cm" svg:y="10.101cm" chart:style-name="ch6">
              <text:p># of Threads</text:p>
            </chart:title>
          </chart:axis>
          <chart:axis chart:dimension="y" chart:name="primary-y" chart:style-name="ch7">
            <chart:title svg:x="0.451cm" svg:y="6.4cm" chart:style-name="ch8">
              <text:p>Efficiency</text:p>
            </chart:title>
            <chart:grid chart:style-name="ch9" chart:class="major"/>
          </chart:axis>
          <chart:series chart:style-name="ch10" chart:values-cell-range-address="values.F3:values.F7" chart:label-cell-address="values.B3:values.B3" chart:class="chart:scatter">
            <chart:domain table:cell-range-address="values.C3:values.C7"/>
            <chart:data-point chart:repeated="5"/>
          </chart:series>
          <chart:series chart:style-name="ch11" chart:values-cell-range-address="values.F8:values.F12" chart:label-cell-address="values.B8:values.B8" chart:class="chart:scatter">
            <chart:domain table:cell-range-address="values.C8:values.C12"/>
            <chart:data-point chart:repeated="5"/>
          </chart:series>
          <chart:series chart:style-name="ch12" chart:values-cell-range-address="values.F13:values.F17" chart:label-cell-address="values.B13:values.B13" chart:class="chart:scatter">
            <chart:domain table:cell-range-address="values.C13:values.C17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</text:p>
                <draw:g>
                  <svg:desc>values.B3:values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values.B8:values.B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0</text:p>
                <draw:g>
                  <svg:desc>values.B13:values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alues.C3:values.C7</svg:desc>
                </draw:g>
              </table:table-cell>
              <table:table-cell office:value-type="float" office:value="1">
                <text:p>1</text:p>
                <draw:g>
                  <svg:desc>values.F3:values.F7</svg:desc>
                </draw:g>
              </table:table-cell>
              <table:table-cell office:value-type="float" office:value="1">
                <text:p>1</text:p>
                <draw:g>
                  <svg:desc>values.C8:values.C12</svg:desc>
                </draw:g>
              </table:table-cell>
              <table:table-cell office:value-type="float" office:value="1">
                <text:p>1</text:p>
                <draw:g>
                  <svg:desc>values.F8:values.F12</svg:desc>
                </draw:g>
              </table:table-cell>
              <table:table-cell office:value-type="float" office:value="1">
                <text:p>1</text:p>
                <draw:g>
                  <svg:desc>values.C13:values.C17</svg:desc>
                </draw:g>
              </table:table-cell>
              <table:table-cell office:value-type="float" office:value="1">
                <text:p>1</text:p>
                <draw:g>
                  <svg:desc>values.F13:values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04767698676154">
                <text:p>0.504767698676154</text:p>
              </table:table-cell>
              <table:table-cell office:value-type="float" office:value="2">
                <text:p>2</text:p>
              </table:table-cell>
              <table:table-cell office:value-type="float" office:value="0.857087376216281">
                <text:p>0.857087376216281</text:p>
              </table:table-cell>
              <table:table-cell office:value-type="float" office:value="2">
                <text:p>2</text:p>
              </table:table-cell>
              <table:table-cell office:value-type="float" office:value="0.988850049169143">
                <text:p>0.988850049169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33365943136655">
                <text:p>0.233365943136655</text:p>
              </table:table-cell>
              <table:table-cell office:value-type="float" office:value="4">
                <text:p>4</text:p>
              </table:table-cell>
              <table:table-cell office:value-type="float" office:value="0.792806000436709">
                <text:p>0.792806000436709</text:p>
              </table:table-cell>
              <table:table-cell office:value-type="float" office:value="4">
                <text:p>4</text:p>
              </table:table-cell>
              <table:table-cell office:value-type="float" office:value="0.987350070529787">
                <text:p>0.987350070529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64994107515184">
                <text:p>0.0864994107515184</text:p>
              </table:table-cell>
              <table:table-cell office:value-type="float" office:value="8">
                <text:p>8</text:p>
              </table:table-cell>
              <table:table-cell office:value-type="float" office:value="0.565074113468348">
                <text:p>0.565074113468348</text:p>
              </table:table-cell>
              <table:table-cell office:value-type="float" office:value="8">
                <text:p>8</text:p>
              </table:table-cell>
              <table:table-cell office:value-type="float" office:value="0.98524152768058">
                <text:p>0.98524152768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219405854900453">
                <text:p>0.00219405854900453</text:p>
              </table:table-cell>
              <table:table-cell office:value-type="float" office:value="16">
                <text:p>16</text:p>
              </table:table-cell>
              <table:table-cell office:value-type="float" office:value="0.121035895963865">
                <text:p>0.121035895963865</text:p>
              </table:table-cell>
              <table:table-cell office:value-type="float" office:value="16">
                <text:p>16</text:p>
              </table:table-cell>
              <table:table-cell office:value-type="float" office:value="0.492886195406915">
                <text:p>0.492886195406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61cm" svg:height="14.504cm" xlink:href=".." xlink:type="simple" chart:class="chart:scatter" chart:style-name="ch1">
        <chart:title svg:x="15.202cm" svg:y="0.425cm" chart:style-name="ch2">
          <text:p>Run-time vs # of Threads</text:p>
        </chart:title>
        <chart:legend chart:legend-position="bottom" svg:x="12.367cm" svg:y="13.694cm" style:legend-expansion="wide" chart:style-name="ch3"/>
        <chart:plot-area chart:style-name="ch4" table:cell-range-address="values.B21:values.D25 values.B26:values.B30 values.D26:values.D30" chart:data-source-has-labels="row" svg:x="1.745cm" svg:y="1.536cm" svg:width="33.105cm" svg:height="10.864cm">
          <chartooo:coordinate-region svg:x="2.722cm" svg:y="1.75cm" svg:width="31.794cm" svg:height="9.976cm"/>
          <chart:axis chart:dimension="x" chart:name="primary-x" chart:style-name="ch5">
            <chart:title svg:x="17.317cm" svg:y="12.691cm" chart:style-name="ch6">
              <text:p># of Threads</text:p>
            </chart:title>
          </chart:axis>
          <chart:axis chart:dimension="y" chart:name="primary-y" chart:style-name="ch7">
            <chart:title svg:x="0.451cm" svg:y="8.084cm" chart:style-name="ch8">
              <text:p>Run-time (ms)</text:p>
            </chart:title>
            <chart:grid chart:style-name="ch9" chart:class="major"/>
          </chart:axis>
          <chart:series chart:style-name="ch10" chart:values-cell-range-address="values.D21:values.D25" chart:label-cell-address="values.B21:values.B25" chart:class="chart:scatter">
            <chart:domain table:cell-range-address="values.C21:values.C25"/>
            <chart:data-point chart:repeated="5"/>
          </chart:series>
          <chart:series chart:style-name="ch11" chart:values-cell-range-address="values.D26:values.D30" chart:label-cell-address="values.B26:values.B30" chart:class="chart:scatter">
            <chart:domain table:cell-range-address="values.C26:values.C30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 200 400 800 1600</text:p>
                <text:list>
                  <text:list-item>
                    <text:p>100</text:p>
                  </text:list-item>
                  <text:list-item>
                    <text:p>200</text:p>
                  </text:list-item>
                  <text:list-item>
                    <text:p>400</text:p>
                  </text:list-item>
                  <text:list-item>
                    <text:p>800</text:p>
                  </text:list-item>
                  <text:list-item>
                    <text:p>1600</text:p>
                  </text:list-item>
                </text:list>
                <draw:g>
                  <svg:desc>values.B21:values.B2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 2000 4000 8000 16000</text:p>
                <text:list>
                  <text:list-item>
                    <text:p>1000</text:p>
                  </text:list-item>
                  <text:list-item>
                    <text:p>2000</text:p>
                  </text:list-item>
                  <text:list-item>
                    <text:p>4000</text:p>
                  </text:list-item>
                  <text:list-item>
                    <text:p>8000</text:p>
                  </text:list-item>
                  <text:list-item>
                    <text:p>16000</text:p>
                  </text:list-item>
                </text:list>
                <draw:g>
                  <svg:desc>values.B26:values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alues.C21:values.C25</svg:desc>
                </draw:g>
              </table:table-cell>
              <table:table-cell office:value-type="float" office:value="0.076334">
                <text:p>0.076334</text:p>
                <draw:g>
                  <svg:desc>values.D21:values.D25</svg:desc>
                </draw:g>
              </table:table-cell>
              <table:table-cell office:value-type="float" office:value="1">
                <text:p>1</text:p>
                <draw:g>
                  <svg:desc>values.C26:values.C30</svg:desc>
                </draw:g>
              </table:table-cell>
              <table:table-cell office:value-type="float" office:value="7.276161">
                <text:p>7.276161</text:p>
                <draw:g>
                  <svg:desc>values.D26:values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2836">
                <text:p>0.232836</text:p>
              </table:table-cell>
              <table:table-cell office:value-type="float" office:value="2">
                <text:p>2</text:p>
              </table:table-cell>
              <table:table-cell office:value-type="float" office:value="15.091997">
                <text:p>15.091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26411">
                <text:p>0.726411</text:p>
              </table:table-cell>
              <table:table-cell office:value-type="float" office:value="4">
                <text:p>4</text:p>
              </table:table-cell>
              <table:table-cell office:value-type="float" office:value="29.828478">
                <text:p>29.828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53462">
                <text:p>1.053462</text:p>
              </table:table-cell>
              <table:table-cell office:value-type="float" office:value="8">
                <text:p>8</text:p>
              </table:table-cell>
              <table:table-cell office:value-type="float" office:value="59.200965">
                <text:p>59.200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660784">
                <text:p>4.660784</text:p>
              </table:table-cell>
              <table:table-cell office:value-type="float" office:value="16">
                <text:p>16</text:p>
              </table:table-cell>
              <table:table-cell office:value-type="float" office:value="217.635418">
                <text:p>217.6354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1cm" svg:height="22.911cm" xlink:href=".." xlink:type="simple" chart:class="chart:scatter" chart:style-name="ch1">
        <chart:title svg:x="13.751cm" svg:y="0.593cm" chart:style-name="ch2">
          <text:p>Weak Scaling Efficiency vs # of Threads</text:p>
        </chart:title>
        <chart:legend chart:legend-position="bottom" svg:x="12.367cm" svg:y="22.101cm" style:legend-expansion="wide" chart:style-name="ch3"/>
        <chart:plot-area chart:style-name="ch4" table:cell-range-address="values.B21:values.C25 values.E21:values.E30 values.B26:values.B30" chart:data-source-has-labels="row" svg:x="1.745cm" svg:y="1.872cm" svg:width="33.105cm" svg:height="18.767cm">
          <chartooo:coordinate-region svg:x="3.266cm" svg:y="2.086cm" svg:width="31.159cm" svg:height="17.879cm"/>
          <chart:axis chart:dimension="x" chart:name="primary-x" chart:style-name="ch5">
            <chart:title svg:x="17.317cm" svg:y="21.098cm" chart:style-name="ch6">
              <text:p># of Threads</text:p>
            </chart:title>
          </chart:axis>
          <chart:axis chart:dimension="y" chart:name="primary-y" chart:style-name="ch7">
            <chart:title svg:x="0.451cm" svg:y="12.008cm" chart:style-name="ch8">
              <text:p>Efficiency</text:p>
            </chart:title>
            <chart:grid chart:style-name="ch9" chart:class="major"/>
          </chart:axis>
          <chart:series chart:style-name="ch10" chart:values-cell-range-address="values.E21:values.E25" chart:label-cell-address="values.B21:values.B25" chart:class="chart:scatter">
            <chart:domain table:cell-range-address="values.C21:values.C25"/>
            <chart:data-point chart:repeated="4"/>
            <chart:data-point chart:style-name="ch11"/>
          </chart:series>
          <chart:series chart:style-name="ch12" chart:values-cell-range-address="values.E26:values.E30" chart:label-cell-address="values.B26:values.B30" chart:class="chart:scatter">
            <chart:domain table:cell-range-address="values.C26:values.C30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 200 400 800 1600</text:p>
                <text:list>
                  <text:list-item>
                    <text:p>100</text:p>
                  </text:list-item>
                  <text:list-item>
                    <text:p>200</text:p>
                  </text:list-item>
                  <text:list-item>
                    <text:p>400</text:p>
                  </text:list-item>
                  <text:list-item>
                    <text:p>800</text:p>
                  </text:list-item>
                  <text:list-item>
                    <text:p>1600</text:p>
                  </text:list-item>
                </text:list>
                <draw:g>
                  <svg:desc>values.B21:values.B2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 2000 4000 8000 16000</text:p>
                <text:list>
                  <text:list-item>
                    <text:p>1000</text:p>
                  </text:list-item>
                  <text:list-item>
                    <text:p>2000</text:p>
                  </text:list-item>
                  <text:list-item>
                    <text:p>4000</text:p>
                  </text:list-item>
                  <text:list-item>
                    <text:p>8000</text:p>
                  </text:list-item>
                  <text:list-item>
                    <text:p>16000</text:p>
                  </text:list-item>
                </text:list>
                <draw:g>
                  <svg:desc>values.B26:values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alues.C21:values.C25</svg:desc>
                </draw:g>
              </table:table-cell>
              <table:table-cell office:value-type="float" office:value="1">
                <text:p>1</text:p>
                <draw:g>
                  <svg:desc>values.E21:values.E25</svg:desc>
                </draw:g>
              </table:table-cell>
              <table:table-cell office:value-type="float" office:value="1">
                <text:p>1</text:p>
                <draw:g>
                  <svg:desc>values.C26:values.C30</svg:desc>
                </draw:g>
              </table:table-cell>
              <table:table-cell office:value-type="float" office:value="1">
                <text:p>1</text:p>
                <draw:g>
                  <svg:desc>values.E26:values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7844491401673">
                <text:p>0.327844491401673</text:p>
              </table:table-cell>
              <table:table-cell office:value-type="float" office:value="2">
                <text:p>2</text:p>
              </table:table-cell>
              <table:table-cell office:value-type="float" office:value="0.482120490747513">
                <text:p>0.482120490747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05083761121459">
                <text:p>0.105083761121459</text:p>
              </table:table-cell>
              <table:table-cell office:value-type="float" office:value="4">
                <text:p>4</text:p>
              </table:table-cell>
              <table:table-cell office:value-type="float" office:value="0.243933364618872">
                <text:p>0.243933364618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72460136198553">
                <text:p>0.072460136198553</text:p>
              </table:table-cell>
              <table:table-cell office:value-type="float" office:value="8">
                <text:p>8</text:p>
              </table:table-cell>
              <table:table-cell office:value-type="float" office:value="0.122906121547174">
                <text:p>0.122906121547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163779312664994">
                <text:p>0.0163779312664994</text:p>
              </table:table-cell>
              <table:table-cell office:value-type="float" office:value="16">
                <text:p>16</text:p>
              </table:table-cell>
              <table:table-cell office:value-type="float" office:value="0.033432798148691">
                <text:p>0.0334327981486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1cm" svg:height="19.991cm" xlink:href=".." xlink:type="simple" chart:class="chart:scatter" chart:style-name="ch1">
        <chart:title svg:x="15.202cm" svg:y="0.534cm" chart:style-name="ch2">
          <text:p>Run-time vs # of Threads</text:p>
        </chart:title>
        <chart:subtitle svg:x="13.96cm" svg:y="1.754cm" chart:style-name="ch3">
          <text:p># of bodies increasing as sqrt(# of threads)</text:p>
        </chart:subtitle>
        <chart:legend chart:legend-position="bottom" svg:x="12.579cm" svg:y="19.181cm" style:legend-expansion="wide" chart:style-name="ch4"/>
        <chart:plot-area chart:style-name="ch5" table:cell-range-address="values.B34:values.D38 values.B39:values.B43 values.D39:values.D43" chart:data-source-has-labels="row" svg:x="1.745cm" svg:y="2.84cm" svg:width="33.105cm" svg:height="14.938cm">
          <chartooo:coordinate-region svg:x="2.722cm" svg:y="3.053cm" svg:width="31.915cm" svg:height="14.051cm"/>
          <chart:axis chart:dimension="x" chart:name="primary-x" chart:style-name="ch6">
            <chart:title svg:x="17.317cm" svg:y="18.178cm" chart:style-name="ch7">
              <text:p># of Threads</text:p>
            </chart:title>
          </chart:axis>
          <chart:axis chart:dimension="y" chart:name="primary-y" chart:style-name="ch8">
            <chart:title svg:x="0.451cm" svg:y="11.425cm" chart:style-name="ch9">
              <text:p>Run-time (ms)</text:p>
            </chart:title>
            <chart:grid chart:style-name="ch10" chart:class="major"/>
          </chart:axis>
          <chart:series chart:style-name="ch11" chart:values-cell-range-address="values.D34:values.D38" chart:label-cell-address="values.B34:values.B38" chart:class="chart:scatter">
            <chart:domain table:cell-range-address="values.C34:values.C38"/>
            <chart:data-point chart:repeated="5"/>
          </chart:series>
          <chart:series chart:style-name="ch12" chart:values-cell-range-address="values.D39:values.D43" chart:label-cell-address="values.B39:values.B43" chart:class="chart:scatter">
            <chart:domain table:cell-range-address="values.C39:values.C43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 141 200 282 400</text:p>
                <text:list>
                  <text:list-item>
                    <text:p>100</text:p>
                  </text:list-item>
                  <text:list-item>
                    <text:p>141</text:p>
                  </text:list-item>
                  <text:list-item>
                    <text:p>200</text:p>
                  </text:list-item>
                  <text:list-item>
                    <text:p>282</text:p>
                  </text:list-item>
                  <text:list-item>
                    <text:p>400</text:p>
                  </text:list-item>
                </text:list>
                <draw:g>
                  <svg:desc>values.B34:values.B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 1414 2000 2828 4000</text:p>
                <text:list>
                  <text:list-item>
                    <text:p>1000</text:p>
                  </text:list-item>
                  <text:list-item>
                    <text:p>1414</text:p>
                  </text:list-item>
                  <text:list-item>
                    <text:p>2000</text:p>
                  </text:list-item>
                  <text:list-item>
                    <text:p>2828</text:p>
                  </text:list-item>
                  <text:list-item>
                    <text:p>4000</text:p>
                  </text:list-item>
                </text:list>
                <draw:g>
                  <svg:desc>values.B39:values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alues.C34:values.C38</svg:desc>
                </draw:g>
              </table:table-cell>
              <table:table-cell office:value-type="float" office:value="0.076334">
                <text:p>0.076334</text:p>
                <draw:g>
                  <svg:desc>values.D34:values.D38</svg:desc>
                </draw:g>
              </table:table-cell>
              <table:table-cell office:value-type="float" office:value="1">
                <text:p>1</text:p>
                <draw:g>
                  <svg:desc>values.C39:values.C43</svg:desc>
                </draw:g>
              </table:table-cell>
              <table:table-cell office:value-type="float" office:value="7.276161">
                <text:p>7.276161</text:p>
                <draw:g>
                  <svg:desc>values.D39:values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5126">
                <text:p>0.105126</text:p>
              </table:table-cell>
              <table:table-cell office:value-type="float" office:value="2">
                <text:p>2</text:p>
              </table:table-cell>
              <table:table-cell office:value-type="float" office:value="7.78771">
                <text:p>7.7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08851">
                <text:p>0.208851</text:p>
              </table:table-cell>
              <table:table-cell office:value-type="float" office:value="4">
                <text:p>4</text:p>
              </table:table-cell>
              <table:table-cell office:value-type="float" office:value="7.756429">
                <text:p>7.756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63093">
                <text:p>0.463093</text:p>
              </table:table-cell>
              <table:table-cell office:value-type="float" office:value="8">
                <text:p>8</text:p>
              </table:table-cell>
              <table:table-cell office:value-type="float" office:value="7.653985">
                <text:p>7.653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175723">
                <text:p>3.175723</text:p>
              </table:table-cell>
              <table:table-cell office:value-type="float" office:value="16">
                <text:p>16</text:p>
              </table:table-cell>
              <table:table-cell office:value-type="float" office:value="17.242676">
                <text:p>17.2426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61cm" svg:height="19.991cm" xlink:href=".." xlink:type="simple" chart:class="chart:scatter" chart:style-name="ch1">
        <chart:title svg:x="13.751cm" svg:y="0.534cm" chart:style-name="ch2">
          <text:p>Weak Scaling Efficiency vs # of Threads</text:p>
        </chart:title>
        <chart:legend chart:legend-position="bottom" svg:x="12.579cm" svg:y="19.181cm" style:legend-expansion="wide" chart:style-name="ch3"/>
        <chart:plot-area chart:style-name="ch4" table:cell-range-address="values.B34:values.C38 values.E34:values.E43 values.B39:values.B43" chart:data-source-has-labels="row" svg:x="1.745cm" svg:y="1.754cm" svg:width="33.105cm" svg:height="16.024cm">
          <chartooo:coordinate-region svg:x="3.266cm" svg:y="1.968cm" svg:width="31.159cm" svg:height="15.136cm"/>
          <chart:axis chart:dimension="x" chart:name="primary-x" chart:style-name="ch5">
            <chart:title svg:x="17.317cm" svg:y="18.178cm" chart:style-name="ch6">
              <text:p># of Threads</text:p>
            </chart:title>
          </chart:axis>
          <chart:axis chart:dimension="y" chart:name="primary-y" chart:style-name="ch7">
            <chart:title svg:x="0.451cm" svg:y="10.836cm" chart:style-name="ch8">
              <text:p>Efficiency (%)</text:p>
            </chart:title>
            <chart:grid chart:style-name="ch9" chart:class="major"/>
          </chart:axis>
          <chart:series chart:style-name="ch10" chart:values-cell-range-address="values.E34:values.E38" chart:label-cell-address="values.B34:values.B38" chart:class="chart:scatter">
            <chart:domain table:cell-range-address="values.C34:values.C38"/>
            <chart:data-point chart:repeated="5"/>
          </chart:series>
          <chart:series chart:style-name="ch11" chart:values-cell-range-address="values.E39:values.E43" chart:label-cell-address="values.B39:values.B43" chart:class="chart:scatter">
            <chart:domain table:cell-range-address="values.C39:values.C4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 141 200 282 400</text:p>
                <text:list>
                  <text:list-item>
                    <text:p>100</text:p>
                  </text:list-item>
                  <text:list-item>
                    <text:p>141</text:p>
                  </text:list-item>
                  <text:list-item>
                    <text:p>200</text:p>
                  </text:list-item>
                  <text:list-item>
                    <text:p>282</text:p>
                  </text:list-item>
                  <text:list-item>
                    <text:p>400</text:p>
                  </text:list-item>
                </text:list>
                <draw:g>
                  <svg:desc>values.B34:values.B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 1414 2000 2828 4000</text:p>
                <text:list>
                  <text:list-item>
                    <text:p>1000</text:p>
                  </text:list-item>
                  <text:list-item>
                    <text:p>1414</text:p>
                  </text:list-item>
                  <text:list-item>
                    <text:p>2000</text:p>
                  </text:list-item>
                  <text:list-item>
                    <text:p>2828</text:p>
                  </text:list-item>
                  <text:list-item>
                    <text:p>4000</text:p>
                  </text:list-item>
                </text:list>
                <draw:g>
                  <svg:desc>values.B39:values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alues.C34:values.C38</svg:desc>
                </draw:g>
              </table:table-cell>
              <table:table-cell office:value-type="float" office:value="1">
                <text:p>1</text:p>
                <draw:g>
                  <svg:desc>values.E34:values.E38</svg:desc>
                </draw:g>
              </table:table-cell>
              <table:table-cell office:value-type="float" office:value="1">
                <text:p>1</text:p>
                <draw:g>
                  <svg:desc>values.C39:values.C43</svg:desc>
                </draw:g>
              </table:table-cell>
              <table:table-cell office:value-type="float" office:value="1">
                <text:p>1</text:p>
                <draw:g>
                  <svg:desc>values.E39:values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26119133230599">
                <text:p>0.726119133230599</text:p>
              </table:table-cell>
              <table:table-cell office:value-type="float" office:value="2">
                <text:p>2</text:p>
              </table:table-cell>
              <table:table-cell office:value-type="float" office:value="0.934313296206459">
                <text:p>0.93431329620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65495017979325">
                <text:p>0.365495017979325</text:p>
              </table:table-cell>
              <table:table-cell office:value-type="float" office:value="4">
                <text:p>4</text:p>
              </table:table-cell>
              <table:table-cell office:value-type="float" office:value="0.938081300041553">
                <text:p>0.93808130004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64835141105566">
                <text:p>0.164835141105566</text:p>
              </table:table-cell>
              <table:table-cell office:value-type="float" office:value="8">
                <text:p>8</text:p>
              </table:table-cell>
              <table:table-cell office:value-type="float" office:value="0.950636955781858">
                <text:p>0.950636955781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240367311632658">
                <text:p>0.0240367311632658</text:p>
              </table:table-cell>
              <table:table-cell office:value-type="float" office:value="16">
                <text:p>16</text:p>
              </table:table-cell>
              <table:table-cell office:value-type="float" office:value="0.421985601306897">
                <text:p>0.4219856013068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